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formula="of:=ASIN(([.B4]*10-33.8)/33.8)/PI()*180" office:value-type="string" office:string-value="" calcext:value-type="error">
            <text:p>#VALUE!</text:p>
          </table:table-cell>
          <table:table-cell table:formula="of:=ASIN(([.C4]*10-33.8/2)/33.8*2)/PI()*180" office:value-type="string" office:string-value="" calcext:value-type="error">
            <text:p>#VALUE!</text:p>
          </table:table-cell>
          <table:table-cell table:formula="of:=ASIN(([.D4]*10-33.8/3)/33.8*3)/PI()*180" office:value-type="string" office:string-value="" calcext:value-type="error">
            <text:p>#VALUE!</text:p>
          </table:table-cell>
          <table:table-cell table:formula="of:=ASIN(([.E4]*10-33.8/4)/33.8*4)/PI()*180" office:value-type="string" office:string-value="" calcext:value-type="error">
            <text:p>#VALUE!</text:p>
          </table:table-cell>
          <table:table-cell/>
          <table:table-cell office:value-type="float" office:value="-2" calcext:value-type="float">
            <text:p>-2</text:p>
          </table:table-cell>
          <table:table-cell table:formula="of:=ASIN(([.H4]*10-2.2*33.8)/33.8)/PI()*180" office:value-type="string" office:string-value="" calcext:value-type="error">
            <text:p>#VALUE!</text:p>
          </table:table-cell>
          <table:table-cell table:formula="of:=ASIN(([.I4]*10-2.2*33.8/2)/33.8*2)/PI()*180" office:value-type="string" office:string-value="" calcext:value-type="error">
            <text:p>#VALUE!</text:p>
          </table:table-cell>
          <table:table-cell table:formula="of:=ASIN(([.J4]*10-2.2*33.8/3)/33.8*3)/PI()*180" office:value-type="string" office:string-value="" calcext:value-type="error">
            <text:p>#VALUE!</text:p>
          </table:table-cell>
          <table:table-cell table:formula="of:=ASIN(([.K4]*10-2.2*33.8/4)/33.8*4)/PI()*180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ASIN(([.B5]*10-33.8)/33.8)/PI()*180" office:value-type="string" office:string-value="" calcext:value-type="error">
            <text:p>#VALUE!</text:p>
          </table:table-cell>
          <table:table-cell table:formula="of:=ASIN(([.C5]*10-33.8/2)/33.8*2)/PI()*180" office:value-type="string" office:string-value="" calcext:value-type="error">
            <text:p>#VALUE!</text:p>
          </table:table-cell>
          <table:table-cell table:formula="of:=ASIN(([.D5]*10-33.8/3)/33.8*3)/PI()*180" office:value-type="string" office:string-value="" calcext:value-type="error">
            <text:p>#VALUE!</text:p>
          </table:table-cell>
          <table:table-cell table:formula="of:=ASIN(([.E5]*10-33.8/4)/33.8*4)/PI()*180" office:value-type="string" office:string-value="" calcext:value-type="error">
            <text:p>#VALUE!</text:p>
          </table:table-cell>
          <table:table-cell/>
          <table:table-cell office:value-type="float" office:value="-1" calcext:value-type="float">
            <text:p>-1</text:p>
          </table:table-cell>
          <table:table-cell table:formula="of:=ASIN(([.H5]*10-2.2*33.8)/33.8)/PI()*180" office:value-type="string" office:string-value="" calcext:value-type="error">
            <text:p>#VALUE!</text:p>
          </table:table-cell>
          <table:table-cell table:formula="of:=ASIN(([.I5]*10-2.2*33.8/2)/33.8*2)/PI()*180" office:value-type="string" office:string-value="" calcext:value-type="error">
            <text:p>#VALUE!</text:p>
          </table:table-cell>
          <table:table-cell table:formula="of:=ASIN(([.J5]*10-2.2*33.8/3)/33.8*3)/PI()*180" office:value-type="string" office:string-value="" calcext:value-type="error">
            <text:p>#VALUE!</text:p>
          </table:table-cell>
          <table:table-cell table:formula="of:=ASIN(([.K5]*10-2.2*33.8/4)/33.8*4)/PI()*180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ASIN(([.B6]*10-33.8)/33.8)/PI()*180" office:value-type="float" office:value="-90" calcext:value-type="float">
            <text:p>-90</text:p>
          </table:table-cell>
          <table:table-cell table:formula="of:=ASIN(([.C6]*10-33.8/2)/33.8*2)/PI()*180" office:value-type="string" office:string-value="" calcext:value-type="error">
            <text:p>#VALUE!</text:p>
          </table:table-cell>
          <table:table-cell table:formula="of:=ASIN(([.D6]*10-33.8/3)/33.8*3)/PI()*180" office:value-type="string" office:string-value="" calcext:value-type="error">
            <text:p>#VALUE!</text:p>
          </table:table-cell>
          <table:table-cell table:formula="of:=ASIN(([.E6]*10-33.8/4)/33.8*4)/PI()*180" office:value-type="string" office:string-value="" calcext:value-type="error">
            <text:p>#VALUE!</text:p>
          </table:table-cell>
          <table:table-cell/>
          <table:table-cell office:value-type="float" office:value="0" calcext:value-type="float">
            <text:p>0</text:p>
          </table:table-cell>
          <table:table-cell table:formula="of:=ASIN(([.H6]*10-2.2*33.8)/33.8)/PI()*180" office:value-type="string" office:string-value="" calcext:value-type="error">
            <text:p>#VALUE!</text:p>
          </table:table-cell>
          <table:table-cell table:formula="of:=ASIN(([.I6]*10-2.2*33.8/2)/33.8*2)/PI()*180" office:value-type="string" office:string-value="" calcext:value-type="error">
            <text:p>#VALUE!</text:p>
          </table:table-cell>
          <table:table-cell table:formula="of:=ASIN(([.J6]*10-2.2*33.8/3)/33.8*3)/PI()*180" office:value-type="string" office:string-value="" calcext:value-type="error">
            <text:p>#VALUE!</text:p>
          </table:table-cell>
          <table:table-cell table:formula="of:=ASIN(([.K6]*10-2.2*33.8/4)/33.8*4)/PI()*180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ASIN(([.B7]*10-33.8)/33.8)/PI()*180" office:value-type="float" office:value="-44.7602701039191" calcext:value-type="float">
            <text:p>-44.7602701039</text:p>
          </table:table-cell>
          <table:table-cell table:formula="of:=ASIN(([.C7]*10-33.8/2)/33.8*2)/PI()*180" office:value-type="string" office:string-value="" calcext:value-type="error">
            <text:p>#VALUE!</text:p>
          </table:table-cell>
          <table:table-cell table:formula="of:=ASIN(([.D7]*10-33.8/3)/33.8*3)/PI()*180" office:value-type="string" office:string-value="" calcext:value-type="error">
            <text:p>#VALUE!</text:p>
          </table:table-cell>
          <table:table-cell table:formula="of:=ASIN(([.E7]*10-33.8/4)/33.8*4)/PI()*180" office:value-type="string" office:string-value="" calcext:value-type="error">
            <text:p>#VALUE!</text:p>
          </table:table-cell>
          <table:table-cell/>
          <table:table-cell office:value-type="float" office:value="1" calcext:value-type="float">
            <text:p>1</text:p>
          </table:table-cell>
          <table:table-cell table:formula="of:=ASIN(([.H7]*10-2.2*33.8)/33.8)/PI()*180" office:value-type="string" office:string-value="" calcext:value-type="error">
            <text:p>#VALUE!</text:p>
          </table:table-cell>
          <table:table-cell table:formula="of:=ASIN(([.I7]*10-2.2*33.8/2)/33.8*2)/PI()*180" office:value-type="string" office:string-value="" calcext:value-type="error">
            <text:p>#VALUE!</text:p>
          </table:table-cell>
          <table:table-cell table:formula="of:=ASIN(([.J7]*10-2.2*33.8/3)/33.8*3)/PI()*180" office:value-type="string" office:string-value="" calcext:value-type="error">
            <text:p>#VALUE!</text:p>
          </table:table-cell>
          <table:table-cell table:formula="of:=ASIN(([.K7]*10-2.2*33.8/4)/33.8*4)/PI()*180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ASIN(([.B8]*10-33.8)/33.8)/PI()*180" office:value-type="float" office:value="-24.0970853442489" calcext:value-type="float">
            <text:p>-24.0970853442</text:p>
          </table:table-cell>
          <table:table-cell table:formula="of:=ASIN(([.C8]*10-33.8/2)/33.8*2)/PI()*180" office:value-type="string" office:string-value="" calcext:value-type="error">
            <text:p>#VALUE!</text:p>
          </table:table-cell>
          <table:table-cell table:formula="of:=ASIN(([.D8]*10-33.8/3)/33.8*3)/PI()*180" office:value-type="string" office:string-value="" calcext:value-type="error">
            <text:p>#VALUE!</text:p>
          </table:table-cell>
          <table:table-cell table:formula="of:=ASIN(([.E8]*10-33.8/4)/33.8*4)/PI()*180" office:value-type="string" office:string-value="" calcext:value-type="error">
            <text:p>#VALUE!</text:p>
          </table:table-cell>
          <table:table-cell/>
          <table:table-cell office:value-type="float" office:value="2" calcext:value-type="float">
            <text:p>2</text:p>
          </table:table-cell>
          <table:table-cell table:formula="of:=ASIN(([.H8]*10-2.2*33.8)/33.8)/PI()*180" office:value-type="string" office:string-value="" calcext:value-type="error">
            <text:p>#VALUE!</text:p>
          </table:table-cell>
          <table:table-cell table:formula="of:=ASIN(([.I8]*10-2.2*33.8/2)/33.8*2)/PI()*180" office:value-type="string" office:string-value="" calcext:value-type="error">
            <text:p>#VALUE!</text:p>
          </table:table-cell>
          <table:table-cell table:formula="of:=ASIN(([.J8]*10-2.2*33.8/3)/33.8*3)/PI()*180" office:value-type="string" office:string-value="" calcext:value-type="error">
            <text:p>#VALUE!</text:p>
          </table:table-cell>
          <table:table-cell table:formula="of:=ASIN(([.K8]*10-2.2*33.8/4)/33.8*4)/PI()*180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ASIN(([.B9]*10-33.8)/33.8)/PI()*180" office:value-type="float" office:value="-6.45518486686844" calcext:value-type="float">
            <text:p>-6.4551848669</text:p>
          </table:table-cell>
          <table:table-cell table:formula="of:=ASIN(([.C9]*10-33.8/2)/33.8*2)/PI()*180" office:value-type="string" office:string-value="" calcext:value-type="error">
            <text:p>#VALUE!</text:p>
          </table:table-cell>
          <table:table-cell table:formula="of:=ASIN(([.D9]*10-33.8/3)/33.8*3)/PI()*180" office:value-type="string" office:string-value="" calcext:value-type="error">
            <text:p>#VALUE!</text:p>
          </table:table-cell>
          <table:table-cell table:formula="of:=ASIN(([.E9]*10-33.8/4)/33.8*4)/PI()*180" office:value-type="string" office:string-value="" calcext:value-type="error">
            <text:p>#VALUE!</text:p>
          </table:table-cell>
          <table:table-cell/>
          <table:table-cell office:value-type="float" office:value="3" calcext:value-type="float">
            <text:p>3</text:p>
          </table:table-cell>
          <table:table-cell table:formula="of:=ASIN(([.H9]*10-2.2*33.8)/33.8)/PI()*180" office:value-type="string" office:string-value="" calcext:value-type="error">
            <text:p>#VALUE!</text:p>
          </table:table-cell>
          <table:table-cell table:formula="of:=ASIN(([.I9]*10-2.2*33.8/2)/33.8*2)/PI()*180" office:value-type="string" office:string-value="" calcext:value-type="error">
            <text:p>#VALUE!</text:p>
          </table:table-cell>
          <table:table-cell table:formula="of:=ASIN(([.J9]*10-2.2*33.8/3)/33.8*3)/PI()*180" office:value-type="string" office:string-value="" calcext:value-type="error">
            <text:p>#VALUE!</text:p>
          </table:table-cell>
          <table:table-cell table:formula="of:=ASIN(([.K9]*10-2.2*33.8/4)/33.8*4)/PI()*180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ASIN(([.B10]*10-33.8)/33.8)/PI()*180" office:value-type="float" office:value="10.5697255363476" calcext:value-type="float">
            <text:p>10.5697255363</text:p>
          </table:table-cell>
          <table:table-cell table:formula="of:=ASIN(([.C10]*10-33.8/2)/33.8*2)/PI()*180" office:value-type="string" office:string-value="" calcext:value-type="error">
            <text:p>#VALUE!</text:p>
          </table:table-cell>
          <table:table-cell table:formula="of:=ASIN(([.D10]*10-33.8/3)/33.8*3)/PI()*180" office:value-type="string" office:string-value="" calcext:value-type="error">
            <text:p>#VALUE!</text:p>
          </table:table-cell>
          <table:table-cell table:formula="of:=ASIN(([.E10]*10-33.8/4)/33.8*4)/PI()*180" office:value-type="string" office:string-value="" calcext:value-type="error">
            <text:p>#VALUE!</text:p>
          </table:table-cell>
          <table:table-cell/>
          <table:table-cell office:value-type="float" office:value="4" calcext:value-type="float">
            <text:p>4</text:p>
          </table:table-cell>
          <table:table-cell table:formula="of:=ASIN(([.H10]*10-2.2*33.8)/33.8)/PI()*180" office:value-type="string" office:string-value="" calcext:value-type="error">
            <text:p>#VALUE!</text:p>
          </table:table-cell>
          <table:table-cell table:formula="of:=ASIN(([.I10]*10-2.2*33.8/2)/33.8*2)/PI()*180" office:value-type="string" office:string-value="" calcext:value-type="error">
            <text:p>#VALUE!</text:p>
          </table:table-cell>
          <table:table-cell table:formula="of:=ASIN(([.J10]*10-2.2*33.8/3)/33.8*3)/PI()*180" office:value-type="string" office:string-value="" calcext:value-type="error">
            <text:p>#VALUE!</text:p>
          </table:table-cell>
          <table:table-cell table:formula="of:=ASIN(([.K10]*10-2.2*33.8/4)/33.8*4)/PI()*180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ASIN(([.B11]*10-33.8)/33.8)/PI()*180" office:value-type="float" office:value="28.6390371963838" calcext:value-type="float">
            <text:p>28.6390371964</text:p>
          </table:table-cell>
          <table:table-cell table:formula="of:=ASIN(([.C11]*10-33.8/2)/33.8*2)/PI()*180" office:value-type="string" office:string-value="" calcext:value-type="error">
            <text:p>#VALUE!</text:p>
          </table:table-cell>
          <table:table-cell table:formula="of:=ASIN(([.D11]*10-33.8/3)/33.8*3)/PI()*180" office:value-type="string" office:string-value="" calcext:value-type="error">
            <text:p>#VALUE!</text:p>
          </table:table-cell>
          <table:table-cell table:formula="of:=ASIN(([.E11]*10-33.8/4)/33.8*4)/PI()*180" office:value-type="string" office:string-value="" calcext:value-type="error">
            <text:p>#VALUE!</text:p>
          </table:table-cell>
          <table:table-cell/>
          <table:table-cell office:value-type="float" office:value="5" calcext:value-type="float">
            <text:p>5</text:p>
          </table:table-cell>
          <table:table-cell table:formula="of:=ASIN(([.H11]*10-2.2*33.8)/33.8)/PI()*180" office:value-type="float" office:value="-46.1131353928467" calcext:value-type="float">
            <text:p>-46.1131353928</text:p>
          </table:table-cell>
          <table:table-cell table:formula="of:=ASIN(([.I11]*10-2.2*33.8/2)/33.8*2)/PI()*180" office:value-type="string" office:string-value="" calcext:value-type="error">
            <text:p>#VALUE!</text:p>
          </table:table-cell>
          <table:table-cell table:formula="of:=ASIN(([.J11]*10-2.2*33.8/3)/33.8*3)/PI()*180" office:value-type="string" office:string-value="" calcext:value-type="error">
            <text:p>#VALUE!</text:p>
          </table:table-cell>
          <table:table-cell table:formula="of:=ASIN(([.K11]*10-2.2*33.8/4)/33.8*4)/PI()*180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ASIN(([.B12]*10-33.8)/33.8)/PI()*180" office:value-type="float" office:value="50.8184462512098" calcext:value-type="float">
            <text:p>50.8184462512</text:p>
          </table:table-cell>
          <table:table-cell table:formula="of:=ASIN(([.C12]*10-33.8/2)/33.8*2)/PI()*180" office:value-type="string" office:string-value="" calcext:value-type="error">
            <text:p>#VALUE!</text:p>
          </table:table-cell>
          <table:table-cell table:formula="of:=ASIN(([.D12]*10-33.8/3)/33.8*3)/PI()*180" office:value-type="string" office:string-value="" calcext:value-type="error">
            <text:p>#VALUE!</text:p>
          </table:table-cell>
          <table:table-cell table:formula="of:=ASIN(([.E12]*10-33.8/4)/33.8*4)/PI()*180" office:value-type="string" office:string-value="" calcext:value-type="error">
            <text:p>#VALUE!</text:p>
          </table:table-cell>
          <table:table-cell/>
          <table:table-cell office:value-type="float" office:value="6" calcext:value-type="float">
            <text:p>6</text:p>
          </table:table-cell>
          <table:table-cell table:formula="of:=ASIN(([.H12]*10-2.2*33.8)/33.8)/PI()*180" office:value-type="float" office:value="-25.1413003500228" calcext:value-type="float">
            <text:p>-25.14130035</text:p>
          </table:table-cell>
          <table:table-cell table:formula="of:=ASIN(([.I12]*10-2.2*33.8/2)/33.8*2)/PI()*180" office:value-type="string" office:string-value="" calcext:value-type="error">
            <text:p>#VALUE!</text:p>
          </table:table-cell>
          <table:table-cell table:formula="of:=ASIN(([.J12]*10-2.2*33.8/3)/33.8*3)/PI()*180" office:value-type="string" office:string-value="" calcext:value-type="error">
            <text:p>#VALUE!</text:p>
          </table:table-cell>
          <table:table-cell table:formula="of:=ASIN(([.K12]*10-2.2*33.8/4)/33.8*4)/PI()*180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ASIN(([.B13]*10-33.8)/33.8)/PI()*180" office:value-type="string" office:string-value="" calcext:value-type="error">
            <text:p>#VALUE!</text:p>
          </table:table-cell>
          <table:table-cell table:formula="of:=ASIN(([.C13]*10-33.8/2)/33.8*2)/PI()*180" office:value-type="string" office:string-value="" calcext:value-type="error">
            <text:p>#VALUE!</text:p>
          </table:table-cell>
          <table:table-cell table:formula="of:=ASIN(([.D13]*10-33.8/3)/33.8*3)/PI()*180" office:value-type="string" office:string-value="" calcext:value-type="error">
            <text:p>#VALUE!</text:p>
          </table:table-cell>
          <table:table-cell table:formula="of:=ASIN(([.E13]*10-33.8/4)/33.8*4)/PI()*180" office:value-type="string" office:string-value="" calcext:value-type="error">
            <text:p>#VALUE!</text:p>
          </table:table-cell>
          <table:table-cell/>
          <table:table-cell office:value-type="float" office:value="7" calcext:value-type="float">
            <text:p>7</text:p>
          </table:table-cell>
          <table:table-cell table:formula="of:=ASIN(([.H13]*10-2.2*33.8)/33.8)/PI()*180" office:value-type="float" office:value="-7.41146808888767" calcext:value-type="float">
            <text:p>-7.4114680889</text:p>
          </table:table-cell>
          <table:table-cell table:formula="of:=ASIN(([.I13]*10-2.2*33.8/2)/33.8*2)/PI()*180" office:value-type="string" office:string-value="" calcext:value-type="error">
            <text:p>#VALUE!</text:p>
          </table:table-cell>
          <table:table-cell table:formula="of:=ASIN(([.J13]*10-2.2*33.8/3)/33.8*3)/PI()*180" office:value-type="string" office:string-value="" calcext:value-type="error">
            <text:p>#VALUE!</text:p>
          </table:table-cell>
          <table:table-cell table:formula="of:=ASIN(([.K13]*10-2.2*33.8/4)/33.8*4)/PI()*180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ASIN(([.B14]*10-33.8)/33.8)/PI()*180" office:value-type="string" office:string-value="" calcext:value-type="error">
            <text:p>#VALUE!</text:p>
          </table:table-cell>
          <table:table-cell table:formula="of:=ASIN(([.C14]*10-33.8/2)/33.8*2)/PI()*180" office:value-type="string" office:string-value="" calcext:value-type="error">
            <text:p>#VALUE!</text:p>
          </table:table-cell>
          <table:table-cell table:formula="of:=ASIN(([.D14]*10-33.8/3)/33.8*3)/PI()*180" office:value-type="string" office:string-value="" calcext:value-type="error">
            <text:p>#VALUE!</text:p>
          </table:table-cell>
          <table:table-cell table:formula="of:=ASIN(([.E14]*10-33.8/4)/33.8*4)/PI()*180" office:value-type="string" office:string-value="" calcext:value-type="error">
            <text:p>#VALUE!</text:p>
          </table:table-cell>
          <table:table-cell/>
          <table:table-cell office:value-type="float" office:value="8" calcext:value-type="float">
            <text:p>8</text:p>
          </table:table-cell>
          <table:table-cell table:formula="of:=ASIN(([.H14]*10-2.2*33.8)/33.8)/PI()*180" office:value-type="float" office:value="9.6055296684805" calcext:value-type="float">
            <text:p>9.6055296685</text:p>
          </table:table-cell>
          <table:table-cell table:formula="of:=ASIN(([.I14]*10-2.2*33.8/2)/33.8*2)/PI()*180" office:value-type="string" office:string-value="" calcext:value-type="error">
            <text:p>#VALUE!</text:p>
          </table:table-cell>
          <table:table-cell table:formula="of:=ASIN(([.J14]*10-2.2*33.8/3)/33.8*3)/PI()*180" office:value-type="string" office:string-value="" calcext:value-type="error">
            <text:p>#VALUE!</text:p>
          </table:table-cell>
          <table:table-cell table:formula="of:=ASIN(([.K14]*10-2.2*33.8/4)/33.8*4)/PI()*180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ASIN(([.B15]*10-33.8)/33.8)/PI()*180" office:value-type="string" office:string-value="" calcext:value-type="error">
            <text:p>#VALUE!</text:p>
          </table:table-cell>
          <table:table-cell table:formula="of:=ASIN(([.C15]*10-33.8/2)/33.8*2)/PI()*180" office:value-type="string" office:string-value="" calcext:value-type="error">
            <text:p>#VALUE!</text:p>
          </table:table-cell>
          <table:table-cell table:formula="of:=ASIN(([.D15]*10-33.8/3)/33.8*3)/PI()*180" office:value-type="string" office:string-value="" calcext:value-type="error">
            <text:p>#VALUE!</text:p>
          </table:table-cell>
          <table:table-cell table:formula="of:=ASIN(([.E15]*10-33.8/4)/33.8*4)/PI()*180" office:value-type="string" office:string-value="" calcext:value-type="error">
            <text:p>#VALUE!</text:p>
          </table:table-cell>
          <table:table-cell/>
          <table:table-cell office:value-type="float" office:value="9" calcext:value-type="float">
            <text:p>9</text:p>
          </table:table-cell>
          <table:table-cell table:formula="of:=ASIN(([.H15]*10-2.2*33.8)/33.8)/PI()*180" office:value-type="float" office:value="27.5628862642116" calcext:value-type="float">
            <text:p>27.5628862642</text:p>
          </table:table-cell>
          <table:table-cell table:formula="of:=ASIN(([.I15]*10-2.2*33.8/2)/33.8*2)/PI()*180" office:value-type="string" office:string-value="" calcext:value-type="error">
            <text:p>#VALUE!</text:p>
          </table:table-cell>
          <table:table-cell table:formula="of:=ASIN(([.J15]*10-2.2*33.8/3)/33.8*3)/PI()*180" office:value-type="string" office:string-value="" calcext:value-type="error">
            <text:p>#VALUE!</text:p>
          </table:table-cell>
          <table:table-cell table:formula="of:=ASIN(([.K15]*10-2.2*33.8/4)/33.8*4)/PI()*180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ASIN(([.B16]*10-33.8)/33.8)/PI()*180" office:value-type="string" office:string-value="" calcext:value-type="error">
            <text:p>#VALUE!</text:p>
          </table:table-cell>
          <table:table-cell table:formula="of:=ASIN(([.C16]*10-33.8/2)/33.8*2)/PI()*180" office:value-type="string" office:string-value="" calcext:value-type="error">
            <text:p>#VALUE!</text:p>
          </table:table-cell>
          <table:table-cell table:formula="of:=ASIN(([.D16]*10-33.8/3)/33.8*3)/PI()*180" office:value-type="string" office:string-value="" calcext:value-type="error">
            <text:p>#VALUE!</text:p>
          </table:table-cell>
          <table:table-cell table:formula="of:=ASIN(([.E16]*10-33.8/4)/33.8*4)/PI()*180" office:value-type="string" office:string-value="" calcext:value-type="error">
            <text:p>#VALUE!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SIN(([.H16]*10-2.2*33.8)/33.8)/PI()*180" office:value-type="float" office:value="49.3391628369678" calcext:value-type="float">
            <text:p>49.339162837</text:p>
          </table:table-cell>
          <table:table-cell table:formula="of:=ASIN(([.I16]*10-2.2*33.8/2)/33.8*2)/PI()*180" office:value-type="string" office:string-value="" calcext:value-type="error">
            <text:p>#VALUE!</text:p>
          </table:table-cell>
          <table:table-cell table:formula="of:=ASIN(([.J16]*10-2.2*33.8/3)/33.8*3)/PI()*180" office:value-type="string" office:string-value="" calcext:value-type="error">
            <text:p>#VALUE!</text:p>
          </table:table-cell>
          <table:table-cell table:formula="of:=ASIN(([.K16]*10-2.2*33.8/4)/33.8*4)/PI()*180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ASIN(([.B17]*10-33.8)/33.8)/PI()*180" office:value-type="string" office:string-value="" calcext:value-type="error">
            <text:p>#VALUE!</text:p>
          </table:table-cell>
          <table:table-cell table:formula="of:=ASIN(([.C17]*10-33.8/2)/33.8*2)/PI()*180" office:value-type="string" office:string-value="" calcext:value-type="error">
            <text:p>#VALUE!</text:p>
          </table:table-cell>
          <table:table-cell table:formula="of:=ASIN(([.D17]*10-33.8/3)/33.8*3)/PI()*180" office:value-type="string" office:string-value="" calcext:value-type="error">
            <text:p>#VALUE!</text:p>
          </table:table-cell>
          <table:table-cell table:formula="of:=ASIN(([.E17]*10-33.8/4)/33.8*4)/PI()*180" office:value-type="string" office:string-value="" calcext:value-type="error">
            <text:p>#VALUE!</text:p>
          </table:table-cell>
          <table:table-cell/>
          <table:table-cell office:value-type="float" office:value="11" calcext:value-type="float">
            <text:p>11</text:p>
          </table:table-cell>
          <table:table-cell table:formula="of:=ASIN(([.H17]*10-2.2*33.8)/33.8)/PI()*180" office:value-type="string" office:string-value="" calcext:value-type="error">
            <text:p>#VALUE!</text:p>
          </table:table-cell>
          <table:table-cell table:formula="of:=ASIN(([.I17]*10-2.2*33.8/2)/33.8*2)/PI()*180" office:value-type="string" office:string-value="" calcext:value-type="error">
            <text:p>#VALUE!</text:p>
          </table:table-cell>
          <table:table-cell table:formula="of:=ASIN(([.J17]*10-2.2*33.8/3)/33.8*3)/PI()*180" office:value-type="string" office:string-value="" calcext:value-type="error">
            <text:p>#VALUE!</text:p>
          </table:table-cell>
          <table:table-cell table:formula="of:=ASIN(([.K17]*10-2.2*33.8/4)/33.8*4)/PI()*180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ASIN(([.B18]*10-33.8)/33.8)/PI()*180" office:value-type="string" office:string-value="" calcext:value-type="error">
            <text:p>#VALUE!</text:p>
          </table:table-cell>
          <table:table-cell table:formula="of:=ASIN(([.C18]*10-33.8/2)/33.8*2)/PI()*180" office:value-type="string" office:string-value="" calcext:value-type="error">
            <text:p>#VALUE!</text:p>
          </table:table-cell>
          <table:table-cell table:formula="of:=ASIN(([.D18]*10-33.8/3)/33.8*3)/PI()*180" office:value-type="string" office:string-value="" calcext:value-type="error">
            <text:p>#VALUE!</text:p>
          </table:table-cell>
          <table:table-cell table:formula="of:=ASIN(([.E18]*10-33.8/4)/33.8*4)/PI()*180" office:value-type="string" office:string-value="" calcext:value-type="error">
            <text:p>#VALUE!</text:p>
          </table:table-cell>
          <table:table-cell/>
          <table:table-cell office:value-type="float" office:value="12" calcext:value-type="float">
            <text:p>12</text:p>
          </table:table-cell>
          <table:table-cell table:formula="of:=ASIN(([.H18]*10-2.2*33.8)/33.8)/PI()*180" office:value-type="string" office:string-value="" calcext:value-type="error">
            <text:p>#VALUE!</text:p>
          </table:table-cell>
          <table:table-cell table:formula="of:=ASIN(([.I18]*10-2.2*33.8/2)/33.8*2)/PI()*180" office:value-type="string" office:string-value="" calcext:value-type="error">
            <text:p>#VALUE!</text:p>
          </table:table-cell>
          <table:table-cell table:formula="of:=ASIN(([.J18]*10-2.2*33.8/3)/33.8*3)/PI()*180" office:value-type="string" office:string-value="" calcext:value-type="error">
            <text:p>#VALUE!</text:p>
          </table:table-cell>
          <table:table-cell table:formula="of:=ASIN(([.K18]*10-2.2*33.8/4)/33.8*4)/PI()*180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ASIN(([.B19]*10-33.8)/33.8)/PI()*180" office:value-type="string" office:string-value="" calcext:value-type="error">
            <text:p>#VALUE!</text:p>
          </table:table-cell>
          <table:table-cell table:formula="of:=ASIN(([.C19]*10-33.8/2)/33.8*2)/PI()*180" office:value-type="string" office:string-value="" calcext:value-type="error">
            <text:p>#VALUE!</text:p>
          </table:table-cell>
          <table:table-cell table:formula="of:=ASIN(([.D19]*10-33.8/3)/33.8*3)/PI()*180" office:value-type="string" office:string-value="" calcext:value-type="error">
            <text:p>#VALUE!</text:p>
          </table:table-cell>
          <table:table-cell table:formula="of:=ASIN(([.E19]*10-33.8/4)/33.8*4)/PI()*180" office:value-type="string" office:string-value="" calcext:value-type="error">
            <text:p>#VALUE!</text:p>
          </table:table-cell>
          <table:table-cell/>
          <table:table-cell office:value-type="float" office:value="13" calcext:value-type="float">
            <text:p>13</text:p>
          </table:table-cell>
          <table:table-cell table:formula="of:=ASIN(([.H19]*10-2.2*33.8)/33.8)/PI()*180" office:value-type="string" office:string-value="" calcext:value-type="error">
            <text:p>#VALUE!</text:p>
          </table:table-cell>
          <table:table-cell table:formula="of:=ASIN(([.I19]*10-2.2*33.8/2)/33.8*2)/PI()*180" office:value-type="string" office:string-value="" calcext:value-type="error">
            <text:p>#VALUE!</text:p>
          </table:table-cell>
          <table:table-cell table:formula="of:=ASIN(([.J19]*10-2.2*33.8/3)/33.8*3)/PI()*180" office:value-type="string" office:string-value="" calcext:value-type="error">
            <text:p>#VALUE!</text:p>
          </table:table-cell>
          <table:table-cell table:formula="of:=ASIN(([.K19]*10-2.2*33.8/4)/33.8*4)/PI()*180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ASIN(([.B20]*10-33.8)/33.8)/PI()*180" office:value-type="string" office:string-value="" calcext:value-type="error">
            <text:p>#VALUE!</text:p>
          </table:table-cell>
          <table:table-cell table:formula="of:=ASIN(([.C20]*10-33.8/2)/33.8*2)/PI()*180" office:value-type="string" office:string-value="" calcext:value-type="error">
            <text:p>#VALUE!</text:p>
          </table:table-cell>
          <table:table-cell table:formula="of:=ASIN(([.D20]*10-33.8/3)/33.8*3)/PI()*180" office:value-type="string" office:string-value="" calcext:value-type="error">
            <text:p>#VALUE!</text:p>
          </table:table-cell>
          <table:table-cell table:formula="of:=ASIN(([.E20]*10-33.8/4)/33.8*4)/PI()*180" office:value-type="string" office:string-value="" calcext:value-type="error">
            <text:p>#VALUE!</text:p>
          </table:table-cell>
          <table:table-cell/>
          <table:table-cell office:value-type="float" office:value="14" calcext:value-type="float">
            <text:p>14</text:p>
          </table:table-cell>
          <table:table-cell table:formula="of:=ASIN(([.H20]*10-2.2*33.8)/33.8)/PI()*180" office:value-type="string" office:string-value="" calcext:value-type="error">
            <text:p>#VALUE!</text:p>
          </table:table-cell>
          <table:table-cell table:formula="of:=ASIN(([.I20]*10-2.2*33.8/2)/33.8*2)/PI()*180" office:value-type="string" office:string-value="" calcext:value-type="error">
            <text:p>#VALUE!</text:p>
          </table:table-cell>
          <table:table-cell table:formula="of:=ASIN(([.J20]*10-2.2*33.8/3)/33.8*3)/PI()*180" office:value-type="string" office:string-value="" calcext:value-type="error">
            <text:p>#VALUE!</text:p>
          </table:table-cell>
          <table:table-cell table:formula="of:=ASIN(([.K20]*10-2.2*33.8/4)/33.8*4)/PI()*180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ASIN(([.B21]*10-33.8)/33.8)/PI()*180" office:value-type="string" office:string-value="" calcext:value-type="error">
            <text:p>#VALUE!</text:p>
          </table:table-cell>
          <table:table-cell table:formula="of:=ASIN(([.C21]*10-33.8/2)/33.8*2)/PI()*180" office:value-type="string" office:string-value="" calcext:value-type="error">
            <text:p>#VALUE!</text:p>
          </table:table-cell>
          <table:table-cell table:formula="of:=ASIN(([.D21]*10-33.8/3)/33.8*3)/PI()*180" office:value-type="string" office:string-value="" calcext:value-type="error">
            <text:p>#VALUE!</text:p>
          </table:table-cell>
          <table:table-cell table:formula="of:=ASIN(([.E21]*10-33.8/4)/33.8*4)/PI()*180" office:value-type="string" office:string-value="" calcext:value-type="error">
            <text:p>#VALUE!</text:p>
          </table:table-cell>
          <table:table-cell/>
          <table:table-cell office:value-type="float" office:value="15" calcext:value-type="float">
            <text:p>15</text:p>
          </table:table-cell>
          <table:table-cell table:formula="of:=ASIN(([.H21]*10-2.2*33.8)/33.8)/PI()*180" office:value-type="string" office:string-value="" calcext:value-type="error">
            <text:p>#VALUE!</text:p>
          </table:table-cell>
          <table:table-cell table:formula="of:=ASIN(([.I21]*10-2.2*33.8/2)/33.8*2)/PI()*180" office:value-type="string" office:string-value="" calcext:value-type="error">
            <text:p>#VALUE!</text:p>
          </table:table-cell>
          <table:table-cell table:formula="of:=ASIN(([.J21]*10-2.2*33.8/3)/33.8*3)/PI()*180" office:value-type="string" office:string-value="" calcext:value-type="error">
            <text:p>#VALUE!</text:p>
          </table:table-cell>
          <table:table-cell table:formula="of:=ASIN(([.K21]*10-2.2*33.8/4)/33.8*4)/PI()*180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ASIN(([.B22]*10-33.8)/33.8)/PI()*180" office:value-type="string" office:string-value="" calcext:value-type="error">
            <text:p>#VALUE!</text:p>
          </table:table-cell>
          <table:table-cell table:formula="of:=ASIN(([.C22]*10-33.8/2)/33.8*2)/PI()*180" office:value-type="string" office:string-value="" calcext:value-type="error">
            <text:p>#VALUE!</text:p>
          </table:table-cell>
          <table:table-cell table:formula="of:=ASIN(([.D22]*10-33.8/3)/33.8*3)/PI()*180" office:value-type="string" office:string-value="" calcext:value-type="error">
            <text:p>#VALUE!</text:p>
          </table:table-cell>
          <table:table-cell table:formula="of:=ASIN(([.E22]*10-33.8/4)/33.8*4)/PI()*180" office:value-type="string" office:string-value="" calcext:value-type="error">
            <text:p>#VALUE!</text:p>
          </table:table-cell>
          <table:table-cell/>
          <table:table-cell office:value-type="float" office:value="16" calcext:value-type="float">
            <text:p>16</text:p>
          </table:table-cell>
          <table:table-cell table:formula="of:=ASIN(([.H22]*10-2.2*33.8)/33.8)/PI()*180" office:value-type="string" office:string-value="" calcext:value-type="error">
            <text:p>#VALUE!</text:p>
          </table:table-cell>
          <table:table-cell table:formula="of:=ASIN(([.I22]*10-2.2*33.8/2)/33.8*2)/PI()*180" office:value-type="string" office:string-value="" calcext:value-type="error">
            <text:p>#VALUE!</text:p>
          </table:table-cell>
          <table:table-cell table:formula="of:=ASIN(([.J22]*10-2.2*33.8/3)/33.8*3)/PI()*180" office:value-type="string" office:string-value="" calcext:value-type="error">
            <text:p>#VALUE!</text:p>
          </table:table-cell>
          <table:table-cell table:formula="of:=ASIN(([.K22]*10-2.2*33.8/4)/33.8*4)/PI()*180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ASIN(([.B23]*10-33.8)/33.8)/PI()*180" office:value-type="string" office:string-value="" calcext:value-type="error">
            <text:p>#VALUE!</text:p>
          </table:table-cell>
          <table:table-cell table:formula="of:=ASIN(([.C23]*10-33.8/2)/33.8*2)/PI()*180" office:value-type="string" office:string-value="" calcext:value-type="error">
            <text:p>#VALUE!</text:p>
          </table:table-cell>
          <table:table-cell table:formula="of:=ASIN(([.D23]*10-33.8/3)/33.8*3)/PI()*180" office:value-type="string" office:string-value="" calcext:value-type="error">
            <text:p>#VALUE!</text:p>
          </table:table-cell>
          <table:table-cell table:formula="of:=ASIN(([.E23]*10-33.8/4)/33.8*4)/PI()*180" office:value-type="string" office:string-value="" calcext:value-type="error">
            <text:p>#VALUE!</text:p>
          </table:table-cell>
          <table:table-cell/>
          <table:table-cell office:value-type="float" office:value="17" calcext:value-type="float">
            <text:p>17</text:p>
          </table:table-cell>
          <table:table-cell table:formula="of:=ASIN(([.H23]*10-2.2*33.8)/33.8)/PI()*180" office:value-type="string" office:string-value="" calcext:value-type="error">
            <text:p>#VALUE!</text:p>
          </table:table-cell>
          <table:table-cell table:formula="of:=ASIN(([.I23]*10-2.2*33.8/2)/33.8*2)/PI()*180" office:value-type="string" office:string-value="" calcext:value-type="error">
            <text:p>#VALUE!</text:p>
          </table:table-cell>
          <table:table-cell table:formula="of:=ASIN(([.J23]*10-2.2*33.8/3)/33.8*3)/PI()*180" office:value-type="string" office:string-value="" calcext:value-type="error">
            <text:p>#VALUE!</text:p>
          </table:table-cell>
          <table:table-cell table:formula="of:=ASIN(([.K23]*10-2.2*33.8/4)/33.8*4)/PI()*180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ASIN(([.B24]*10-33.8)/33.8)/PI()*180" office:value-type="string" office:string-value="" calcext:value-type="error">
            <text:p>#VALUE!</text:p>
          </table:table-cell>
          <table:table-cell table:formula="of:=ASIN(([.C24]*10-33.8/2)/33.8*2)/PI()*180" office:value-type="string" office:string-value="" calcext:value-type="error">
            <text:p>#VALUE!</text:p>
          </table:table-cell>
          <table:table-cell table:formula="of:=ASIN(([.D24]*10-33.8/3)/33.8*3)/PI()*180" office:value-type="string" office:string-value="" calcext:value-type="error">
            <text:p>#VALUE!</text:p>
          </table:table-cell>
          <table:table-cell table:formula="of:=ASIN(([.E24]*10-33.8/4)/33.8*4)/PI()*180" office:value-type="string" office:string-value="" calcext:value-type="error">
            <text:p>#VALUE!</text:p>
          </table:table-cell>
          <table:table-cell/>
          <table:table-cell office:value-type="float" office:value="18" calcext:value-type="float">
            <text:p>18</text:p>
          </table:table-cell>
          <table:table-cell table:formula="of:=ASIN(([.H24]*10-2.2*33.8)/33.8)/PI()*180" office:value-type="string" office:string-value="" calcext:value-type="error">
            <text:p>#VALUE!</text:p>
          </table:table-cell>
          <table:table-cell table:formula="of:=ASIN(([.I24]*10-2.2*33.8/2)/33.8*2)/PI()*180" office:value-type="string" office:string-value="" calcext:value-type="error">
            <text:p>#VALUE!</text:p>
          </table:table-cell>
          <table:table-cell table:formula="of:=ASIN(([.J24]*10-2.2*33.8/3)/33.8*3)/PI()*180" office:value-type="string" office:string-value="" calcext:value-type="error">
            <text:p>#VALUE!</text:p>
          </table:table-cell>
          <table:table-cell table:formula="of:=ASIN(([.K24]*10-2.2*33.8/4)/33.8*4)/PI()*180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ASIN(([.B25]*10-33.8)/33.8)/PI()*180" office:value-type="string" office:string-value="" calcext:value-type="error">
            <text:p>#VALUE!</text:p>
          </table:table-cell>
          <table:table-cell table:formula="of:=ASIN(([.C25]*10-33.8/2)/33.8*2)/PI()*180" office:value-type="string" office:string-value="" calcext:value-type="error">
            <text:p>#VALUE!</text:p>
          </table:table-cell>
          <table:table-cell table:formula="of:=ASIN(([.D25]*10-33.8/3)/33.8*3)/PI()*180" office:value-type="string" office:string-value="" calcext:value-type="error">
            <text:p>#VALUE!</text:p>
          </table:table-cell>
          <table:table-cell table:formula="of:=ASIN(([.E25]*10-33.8/4)/33.8*4)/PI()*180" office:value-type="string" office:string-value="" calcext:value-type="error">
            <text:p>#VALUE!</text:p>
          </table:table-cell>
          <table:table-cell/>
          <table:table-cell office:value-type="float" office:value="19" calcext:value-type="float">
            <text:p>19</text:p>
          </table:table-cell>
          <table:table-cell table:formula="of:=ASIN(([.H25]*10-2.2*33.8)/33.8)/PI()*180" office:value-type="string" office:string-value="" calcext:value-type="error">
            <text:p>#VALUE!</text:p>
          </table:table-cell>
          <table:table-cell table:formula="of:=ASIN(([.I25]*10-2.2*33.8/2)/33.8*2)/PI()*180" office:value-type="string" office:string-value="" calcext:value-type="error">
            <text:p>#VALUE!</text:p>
          </table:table-cell>
          <table:table-cell table:formula="of:=ASIN(([.J25]*10-2.2*33.8/3)/33.8*3)/PI()*180" office:value-type="string" office:string-value="" calcext:value-type="error">
            <text:p>#VALUE!</text:p>
          </table:table-cell>
          <table:table-cell table:formula="of:=ASIN(([.K25]*10-2.2*33.8/4)/33.8*4)/PI()*180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ASIN(([.B26]*10-33.8)/33.8)/PI()*180" office:value-type="string" office:string-value="" calcext:value-type="error">
            <text:p>#VALUE!</text:p>
          </table:table-cell>
          <table:table-cell table:formula="of:=ASIN(([.C26]*10-33.8/2)/33.8*2)/PI()*180" office:value-type="string" office:string-value="" calcext:value-type="error">
            <text:p>#VALUE!</text:p>
          </table:table-cell>
          <table:table-cell table:formula="of:=ASIN(([.D26]*10-33.8/3)/33.8*3)/PI()*180" office:value-type="string" office:string-value="" calcext:value-type="error">
            <text:p>#VALUE!</text:p>
          </table:table-cell>
          <table:table-cell table:formula="of:=ASIN(([.E26]*10-33.8/4)/33.8*4)/PI()*180" office:value-type="string" office:string-value="" calcext:value-type="error">
            <text:p>#VALUE!</text:p>
          </table:table-cell>
          <table:table-cell/>
          <table:table-cell office:value-type="float" office:value="20" calcext:value-type="float">
            <text:p>20</text:p>
          </table:table-cell>
          <table:table-cell table:formula="of:=ASIN(([.H26]*10-2.2*33.8)/33.8)/PI()*180" office:value-type="string" office:string-value="" calcext:value-type="error">
            <text:p>#VALUE!</text:p>
          </table:table-cell>
          <table:table-cell table:formula="of:=ASIN(([.I26]*10-2.2*33.8/2)/33.8*2)/PI()*180" office:value-type="string" office:string-value="" calcext:value-type="error">
            <text:p>#VALUE!</text:p>
          </table:table-cell>
          <table:table-cell table:formula="of:=ASIN(([.J26]*10-2.2*33.8/3)/33.8*3)/PI()*180" office:value-type="string" office:string-value="" calcext:value-type="error">
            <text:p>#VALUE!</text:p>
          </table:table-cell>
          <table:table-cell table:formula="of:=ASIN(([.K26]*10-2.2*33.8/4)/33.8*4)/PI()*180" office:value-type="string" office:string-value="" calcext:value-type="error">
            <text:p>#VALUE!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formula="of:=ASIN((2*PI()*[.B31]-633974*33.8*0.000001)/(33.8*0.000001*633888))/PI()*180" office:value-type="string" office:string-value="" calcext:value-type="error">
            <text:p>#VALUE!</text:p>
          </table:table-cell>
          <table:table-cell table:formula="of:=ASIN((2*PI()*[.C31]-633974*33.8/2*0.000001)/(33.8/2*0.000001*633888))/PI()*180" office:value-type="string" office:string-value="" calcext:value-type="error">
            <text:p>#VALUE!</text:p>
          </table:table-cell>
          <table:table-cell table:formula="of:=ASIN((2*PI()*[.D31]-633974*33.8/3*0.000001)/(33.8/3*0.000001*633888))/PI()*180" office:value-type="string" office:string-value="" calcext:value-type="error">
            <text:p>#VALUE!</text:p>
          </table:table-cell>
          <table:table-cell table:formula="of:=ASIN((2*PI()*[.E31]-633974*33.8/4*0.000001)/(33.8/4*0.000001*633888))/PI()*180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ASIN((2*PI()*[.B32]-633974*33.8*0.000001)/(33.8*0.000001*633888))/PI()*180" office:value-type="string" office:string-value="" calcext:value-type="error">
            <text:p>#VALUE!</text:p>
          </table:table-cell>
          <table:table-cell table:formula="of:=ASIN((2*PI()*[.C32]-633974*33.8/2*0.000001)/(33.8/2*0.000001*633888))/PI()*180" office:value-type="string" office:string-value="" calcext:value-type="error">
            <text:p>#VALUE!</text:p>
          </table:table-cell>
          <table:table-cell table:formula="of:=ASIN((2*PI()*[.D32]-633974*33.8/3*0.000001)/(33.8/3*0.000001*633888))/PI()*180" office:value-type="string" office:string-value="" calcext:value-type="error">
            <text:p>#VALUE!</text:p>
          </table:table-cell>
          <table:table-cell table:formula="of:=ASIN((2*PI()*[.E32]-633974*33.8/4*0.000001)/(33.8/4*0.000001*633888))/PI()*180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ASIN((2*PI()*[.B33]-633974*33.8*0.000001)/(33.8*0.000001*633888))/PI()*180" office:value-type="string" office:string-value="" calcext:value-type="error">
            <text:p>#VALUE!</text:p>
          </table:table-cell>
          <table:table-cell table:formula="of:=ASIN((2*PI()*[.C33]-633974*33.8/2*0.000001)/(33.8/2*0.000001*633888))/PI()*180" office:value-type="string" office:string-value="" calcext:value-type="error">
            <text:p>#VALUE!</text:p>
          </table:table-cell>
          <table:table-cell table:formula="of:=ASIN((2*PI()*[.D33]-633974*33.8/3*0.000001)/(33.8/3*0.000001*633888))/PI()*180" office:value-type="string" office:string-value="" calcext:value-type="error">
            <text:p>#VALUE!</text:p>
          </table:table-cell>
          <table:table-cell table:formula="of:=ASIN((2*PI()*[.E33]-633974*33.8/4*0.000001)/(33.8/4*0.000001*633888))/PI()*180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ASIN((2*PI()*[.B34]-633974*33.8*0.000001)/(33.8*0.000001*633888))/PI()*180" office:value-type="float" office:value="-44.9813964479855" calcext:value-type="float">
            <text:p>-44.981396448</text:p>
          </table:table-cell>
          <table:table-cell table:formula="of:=ASIN((2*PI()*[.C34]-633974*33.8/2*0.000001)/(33.8/2*0.000001*633888))/PI()*180" office:value-type="string" office:string-value="" calcext:value-type="error">
            <text:p>#VALUE!</text:p>
          </table:table-cell>
          <table:table-cell table:formula="of:=ASIN((2*PI()*[.D34]-633974*33.8/3*0.000001)/(33.8/3*0.000001*633888))/PI()*180" office:value-type="string" office:string-value="" calcext:value-type="error">
            <text:p>#VALUE!</text:p>
          </table:table-cell>
          <table:table-cell table:formula="of:=ASIN((2*PI()*[.E34]-633974*33.8/4*0.000001)/(33.8/4*0.000001*633888))/PI()*180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ASIN((2*PI()*[.B35]-633974*33.8*0.000001)/(33.8*0.000001*633888))/PI()*180" office:value-type="float" office:value="-24.432355216709" calcext:value-type="float">
            <text:p>-24.4323552167</text:p>
          </table:table-cell>
          <table:table-cell table:formula="of:=ASIN((2*PI()*[.C35]-633974*33.8/2*0.000001)/(33.8/2*0.000001*633888))/PI()*180" office:value-type="string" office:string-value="" calcext:value-type="error">
            <text:p>#VALUE!</text:p>
          </table:table-cell>
          <table:table-cell table:formula="of:=ASIN((2*PI()*[.D35]-633974*33.8/3*0.000001)/(33.8/3*0.000001*633888))/PI()*180" office:value-type="string" office:string-value="" calcext:value-type="error">
            <text:p>#VALUE!</text:p>
          </table:table-cell>
          <table:table-cell table:formula="of:=ASIN((2*PI()*[.E35]-633974*33.8/4*0.000001)/(33.8/4*0.000001*633888))/PI()*180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ASIN((2*PI()*[.B36]-633974*33.8*0.000001)/(33.8*0.000001*633888))/PI()*180" office:value-type="float" office:value="-6.91288611835897" calcext:value-type="float">
            <text:p>-6.9128861184</text:p>
          </table:table-cell>
          <table:table-cell table:formula="of:=ASIN((2*PI()*[.C36]-633974*33.8/2*0.000001)/(33.8/2*0.000001*633888))/PI()*180" office:value-type="string" office:string-value="" calcext:value-type="error">
            <text:p>#VALUE!</text:p>
          </table:table-cell>
          <table:table-cell table:formula="of:=ASIN((2*PI()*[.D36]-633974*33.8/3*0.000001)/(33.8/3*0.000001*633888))/PI()*180" office:value-type="string" office:string-value="" calcext:value-type="error">
            <text:p>#VALUE!</text:p>
          </table:table-cell>
          <table:table-cell table:formula="of:=ASIN((2*PI()*[.E36]-633974*33.8/4*0.000001)/(33.8/4*0.000001*633888))/PI()*180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ASIN((2*PI()*[.B37]-633974*33.8*0.000001)/(33.8*0.000001*633888))/PI()*180" office:value-type="float" office:value="9.95638154760884" calcext:value-type="float">
            <text:p>9.9563815476</text:p>
          </table:table-cell>
          <table:table-cell table:formula="of:=ASIN((2*PI()*[.C37]-633974*33.8/2*0.000001)/(33.8/2*0.000001*633888))/PI()*180" office:value-type="string" office:string-value="" calcext:value-type="error">
            <text:p>#VALUE!</text:p>
          </table:table-cell>
          <table:table-cell table:formula="of:=ASIN((2*PI()*[.D37]-633974*33.8/3*0.000001)/(33.8/3*0.000001*633888))/PI()*180" office:value-type="string" office:string-value="" calcext:value-type="error">
            <text:p>#VALUE!</text:p>
          </table:table-cell>
          <table:table-cell table:formula="of:=ASIN((2*PI()*[.E37]-633974*33.8/4*0.000001)/(33.8/4*0.000001*633888))/PI()*180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ASIN((2*PI()*[.B38]-633974*33.8*0.000001)/(33.8*0.000001*633888))/PI()*180" office:value-type="float" office:value="27.7851221020487" calcext:value-type="float">
            <text:p>27.785122102</text:p>
          </table:table-cell>
          <table:table-cell table:formula="of:=ASIN((2*PI()*[.C38]-633974*33.8/2*0.000001)/(33.8/2*0.000001*633888))/PI()*180" office:value-type="string" office:string-value="" calcext:value-type="error">
            <text:p>#VALUE!</text:p>
          </table:table-cell>
          <table:table-cell table:formula="of:=ASIN((2*PI()*[.D38]-633974*33.8/3*0.000001)/(33.8/3*0.000001*633888))/PI()*180" office:value-type="string" office:string-value="" calcext:value-type="error">
            <text:p>#VALUE!</text:p>
          </table:table-cell>
          <table:table-cell table:formula="of:=ASIN((2*PI()*[.E38]-633974*33.8/4*0.000001)/(33.8/4*0.000001*633888))/PI()*180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ASIN((2*PI()*[.B39]-633974*33.8*0.000001)/(33.8*0.000001*633888))/PI()*180" office:value-type="float" office:value="49.4126920107814" calcext:value-type="float">
            <text:p>49.4126920108</text:p>
          </table:table-cell>
          <table:table-cell table:formula="of:=ASIN((2*PI()*[.C39]-633974*33.8/2*0.000001)/(33.8/2*0.000001*633888))/PI()*180" office:value-type="string" office:string-value="" calcext:value-type="error">
            <text:p>#VALUE!</text:p>
          </table:table-cell>
          <table:table-cell table:formula="of:=ASIN((2*PI()*[.D39]-633974*33.8/3*0.000001)/(33.8/3*0.000001*633888))/PI()*180" office:value-type="string" office:string-value="" calcext:value-type="error">
            <text:p>#VALUE!</text:p>
          </table:table-cell>
          <table:table-cell table:formula="of:=ASIN((2*PI()*[.E39]-633974*33.8/4*0.000001)/(33.8/4*0.000001*633888))/PI()*180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ASIN((2*PI()*[.B40]-633974*33.8*0.000001)/(33.8*0.000001*633888))/PI()*180" office:value-type="string" office:string-value="" calcext:value-type="error">
            <text:p>#VALUE!</text:p>
          </table:table-cell>
          <table:table-cell table:formula="of:=ASIN((2*PI()*[.C40]-633974*33.8/2*0.000001)/(33.8/2*0.000001*633888))/PI()*180" office:value-type="string" office:string-value="" calcext:value-type="error">
            <text:p>#VALUE!</text:p>
          </table:table-cell>
          <table:table-cell table:formula="of:=ASIN((2*PI()*[.D40]-633974*33.8/3*0.000001)/(33.8/3*0.000001*633888))/PI()*180" office:value-type="string" office:string-value="" calcext:value-type="error">
            <text:p>#VALUE!</text:p>
          </table:table-cell>
          <table:table-cell table:formula="of:=ASIN((2*PI()*[.E40]-633974*33.8/4*0.000001)/(33.8/4*0.000001*633888))/PI()*180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ASIN((2*PI()*[.B41]-633974*33.8*0.000001)/(33.8*0.000001*633888))/PI()*180" office:value-type="string" office:string-value="" calcext:value-type="error">
            <text:p>#VALUE!</text:p>
          </table:table-cell>
          <table:table-cell table:formula="of:=ASIN((2*PI()*[.C41]-633974*33.8/2*0.000001)/(33.8/2*0.000001*633888))/PI()*180" office:value-type="string" office:string-value="" calcext:value-type="error">
            <text:p>#VALUE!</text:p>
          </table:table-cell>
          <table:table-cell table:formula="of:=ASIN((2*PI()*[.D41]-633974*33.8/3*0.000001)/(33.8/3*0.000001*633888))/PI()*180" office:value-type="string" office:string-value="" calcext:value-type="error">
            <text:p>#VALUE!</text:p>
          </table:table-cell>
          <table:table-cell table:formula="of:=ASIN((2*PI()*[.E41]-633974*33.8/4*0.000001)/(33.8/4*0.000001*633888))/PI()*180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ASIN((2*PI()*[.B42]-633974*33.8*0.000001)/(33.8*0.000001*633888))/PI()*180" office:value-type="string" office:string-value="" calcext:value-type="error">
            <text:p>#VALUE!</text:p>
          </table:table-cell>
          <table:table-cell table:formula="of:=ASIN((2*PI()*[.C42]-633974*33.8/2*0.000001)/(33.8/2*0.000001*633888))/PI()*180" office:value-type="string" office:string-value="" calcext:value-type="error">
            <text:p>#VALUE!</text:p>
          </table:table-cell>
          <table:table-cell table:formula="of:=ASIN((2*PI()*[.D42]-633974*33.8/3*0.000001)/(33.8/3*0.000001*633888))/PI()*180" office:value-type="string" office:string-value="" calcext:value-type="error">
            <text:p>#VALUE!</text:p>
          </table:table-cell>
          <table:table-cell table:formula="of:=ASIN((2*PI()*[.E42]-633974*33.8/4*0.000001)/(33.8/4*0.000001*633888))/PI()*180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ASIN((2*PI()*[.B43]-633974*33.8*0.000001)/(33.8*0.000001*633888))/PI()*180" office:value-type="string" office:string-value="" calcext:value-type="error">
            <text:p>#VALUE!</text:p>
          </table:table-cell>
          <table:table-cell table:formula="of:=ASIN((2*PI()*[.C43]-633974*33.8/2*0.000001)/(33.8/2*0.000001*633888))/PI()*180" office:value-type="string" office:string-value="" calcext:value-type="error">
            <text:p>#VALUE!</text:p>
          </table:table-cell>
          <table:table-cell table:formula="of:=ASIN((2*PI()*[.D43]-633974*33.8/3*0.000001)/(33.8/3*0.000001*633888))/PI()*180" office:value-type="string" office:string-value="" calcext:value-type="error">
            <text:p>#VALUE!</text:p>
          </table:table-cell>
          <table:table-cell table:formula="of:=ASIN((2*PI()*[.E43]-633974*33.8/4*0.000001)/(33.8/4*0.000001*633888))/PI()*180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ASIN((2*PI()*[.B44]-633974*33.8*0.000001)/(33.8*0.000001*633888))/PI()*180" office:value-type="string" office:string-value="" calcext:value-type="error">
            <text:p>#VALUE!</text:p>
          </table:table-cell>
          <table:table-cell table:formula="of:=ASIN((2*PI()*[.C44]-633974*33.8/2*0.000001)/(33.8/2*0.000001*633888))/PI()*180" office:value-type="string" office:string-value="" calcext:value-type="error">
            <text:p>#VALUE!</text:p>
          </table:table-cell>
          <table:table-cell table:formula="of:=ASIN((2*PI()*[.D44]-633974*33.8/3*0.000001)/(33.8/3*0.000001*633888))/PI()*180" office:value-type="string" office:string-value="" calcext:value-type="error">
            <text:p>#VALUE!</text:p>
          </table:table-cell>
          <table:table-cell table:formula="of:=ASIN((2*PI()*[.E44]-633974*33.8/4*0.000001)/(33.8/4*0.000001*633888))/PI()*180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ASIN((2*PI()*[.B45]-633974*33.8*0.000001)/(33.8*0.000001*633888))/PI()*180" office:value-type="string" office:string-value="" calcext:value-type="error">
            <text:p>#VALUE!</text:p>
          </table:table-cell>
          <table:table-cell table:formula="of:=ASIN((2*PI()*[.C45]-633974*33.8/2*0.000001)/(33.8/2*0.000001*633888))/PI()*180" office:value-type="string" office:string-value="" calcext:value-type="error">
            <text:p>#VALUE!</text:p>
          </table:table-cell>
          <table:table-cell table:formula="of:=ASIN((2*PI()*[.D45]-633974*33.8/3*0.000001)/(33.8/3*0.000001*633888))/PI()*180" office:value-type="string" office:string-value="" calcext:value-type="error">
            <text:p>#VALUE!</text:p>
          </table:table-cell>
          <table:table-cell table:formula="of:=ASIN((2*PI()*[.E45]-633974*33.8/4*0.000001)/(33.8/4*0.000001*633888))/PI()*180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ASIN((2*PI()*[.B46]-633974*33.8*0.000001)/(33.8*0.000001*633888))/PI()*180" office:value-type="string" office:string-value="" calcext:value-type="error">
            <text:p>#VALUE!</text:p>
          </table:table-cell>
          <table:table-cell table:formula="of:=ASIN((2*PI()*[.C46]-633974*33.8/2*0.000001)/(33.8/2*0.000001*633888))/PI()*180" office:value-type="string" office:string-value="" calcext:value-type="error">
            <text:p>#VALUE!</text:p>
          </table:table-cell>
          <table:table-cell table:formula="of:=ASIN((2*PI()*[.D46]-633974*33.8/3*0.000001)/(33.8/3*0.000001*633888))/PI()*180" office:value-type="string" office:string-value="" calcext:value-type="error">
            <text:p>#VALUE!</text:p>
          </table:table-cell>
          <table:table-cell table:formula="of:=ASIN((2*PI()*[.E46]-633974*33.8/4*0.000001)/(33.8/4*0.000001*633888))/PI()*180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ASIN((2*PI()*[.B47]-633974*33.8*0.000001)/(33.8*0.000001*633888))/PI()*180" office:value-type="string" office:string-value="" calcext:value-type="error">
            <text:p>#VALUE!</text:p>
          </table:table-cell>
          <table:table-cell table:formula="of:=ASIN((2*PI()*[.C47]-633974*33.8/2*0.000001)/(33.8/2*0.000001*633888))/PI()*180" office:value-type="string" office:string-value="" calcext:value-type="error">
            <text:p>#VALUE!</text:p>
          </table:table-cell>
          <table:table-cell table:formula="of:=ASIN((2*PI()*[.D47]-633974*33.8/3*0.000001)/(33.8/3*0.000001*633888))/PI()*180" office:value-type="string" office:string-value="" calcext:value-type="error">
            <text:p>#VALUE!</text:p>
          </table:table-cell>
          <table:table-cell table:formula="of:=ASIN((2*PI()*[.E47]-633974*33.8/4*0.000001)/(33.8/4*0.000001*633888))/PI()*180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ASIN((2*PI()*[.B48]-633974*33.8*0.000001)/(33.8*0.000001*633888))/PI()*180" office:value-type="string" office:string-value="" calcext:value-type="error">
            <text:p>#VALUE!</text:p>
          </table:table-cell>
          <table:table-cell table:formula="of:=ASIN((2*PI()*[.C48]-633974*33.8/2*0.000001)/(33.8/2*0.000001*633888))/PI()*180" office:value-type="string" office:string-value="" calcext:value-type="error">
            <text:p>#VALUE!</text:p>
          </table:table-cell>
          <table:table-cell table:formula="of:=ASIN((2*PI()*[.D48]-633974*33.8/3*0.000001)/(33.8/3*0.000001*633888))/PI()*180" office:value-type="string" office:string-value="" calcext:value-type="error">
            <text:p>#VALUE!</text:p>
          </table:table-cell>
          <table:table-cell table:formula="of:=ASIN((2*PI()*[.E48]-633974*33.8/4*0.000001)/(33.8/4*0.000001*633888))/PI()*180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ASIN((2*PI()*[.B49]-633974*33.8*0.000001)/(33.8*0.000001*633888))/PI()*180" office:value-type="string" office:string-value="" calcext:value-type="error">
            <text:p>#VALUE!</text:p>
          </table:table-cell>
          <table:table-cell table:formula="of:=ASIN((2*PI()*[.C49]-633974*33.8/2*0.000001)/(33.8/2*0.000001*633888))/PI()*180" office:value-type="string" office:string-value="" calcext:value-type="error">
            <text:p>#VALUE!</text:p>
          </table:table-cell>
          <table:table-cell table:formula="of:=ASIN((2*PI()*[.D49]-633974*33.8/3*0.000001)/(33.8/3*0.000001*633888))/PI()*180" office:value-type="string" office:string-value="" calcext:value-type="error">
            <text:p>#VALUE!</text:p>
          </table:table-cell>
          <table:table-cell table:formula="of:=ASIN((2*PI()*[.E49]-633974*33.8/4*0.000001)/(33.8/4*0.000001*633888))/PI()*180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ASIN((2*PI()*[.B50]-633974*33.8*0.000001)/(33.8*0.000001*633888))/PI()*180" office:value-type="string" office:string-value="" calcext:value-type="error">
            <text:p>#VALUE!</text:p>
          </table:table-cell>
          <table:table-cell table:formula="of:=ASIN((2*PI()*[.C50]-633974*33.8/2*0.000001)/(33.8/2*0.000001*633888))/PI()*180" office:value-type="string" office:string-value="" calcext:value-type="error">
            <text:p>#VALUE!</text:p>
          </table:table-cell>
          <table:table-cell table:formula="of:=ASIN((2*PI()*[.D50]-633974*33.8/3*0.000001)/(33.8/3*0.000001*633888))/PI()*180" office:value-type="string" office:string-value="" calcext:value-type="error">
            <text:p>#VALUE!</text:p>
          </table:table-cell>
          <table:table-cell table:formula="of:=ASIN((2*PI()*[.E50]-633974*33.8/4*0.000001)/(33.8/4*0.000001*633888))/PI()*180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ASIN((2*PI()*[.B51]-633974*33.8*0.000001)/(33.8*0.000001*633888))/PI()*180" office:value-type="string" office:string-value="" calcext:value-type="error">
            <text:p>#VALUE!</text:p>
          </table:table-cell>
          <table:table-cell table:formula="of:=ASIN((2*PI()*[.C51]-633974*33.8/2*0.000001)/(33.8/2*0.000001*633888))/PI()*180" office:value-type="string" office:string-value="" calcext:value-type="error">
            <text:p>#VALUE!</text:p>
          </table:table-cell>
          <table:table-cell table:formula="of:=ASIN((2*PI()*[.D51]-633974*33.8/3*0.000001)/(33.8/3*0.000001*633888))/PI()*180" office:value-type="string" office:string-value="" calcext:value-type="error">
            <text:p>#VALUE!</text:p>
          </table:table-cell>
          <table:table-cell table:formula="of:=ASIN((2*PI()*[.E51]-633974*33.8/4*0.000001)/(33.8/4*0.000001*633888))/PI()*180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ASIN((2*PI()*[.B52]-633974*33.8*0.000001)/(33.8*0.000001*633888))/PI()*180" office:value-type="string" office:string-value="" calcext:value-type="error">
            <text:p>#VALUE!</text:p>
          </table:table-cell>
          <table:table-cell table:formula="of:=ASIN((2*PI()*[.C52]-633974*33.8/2*0.000001)/(33.8/2*0.000001*633888))/PI()*180" office:value-type="string" office:string-value="" calcext:value-type="error">
            <text:p>#VALUE!</text:p>
          </table:table-cell>
          <table:table-cell table:formula="of:=ASIN((2*PI()*[.D52]-633974*33.8/3*0.000001)/(33.8/3*0.000001*633888))/PI()*180" office:value-type="string" office:string-value="" calcext:value-type="error">
            <text:p>#VALUE!</text:p>
          </table:table-cell>
          <table:table-cell table:formula="of:=ASIN((2*PI()*[.E52]-633974*33.8/4*0.000001)/(33.8/4*0.000001*633888))/PI()*180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ASIN((2*PI()*[.B53]-633974*33.8*0.000001)/(33.8*0.000001*633888))/PI()*180" office:value-type="string" office:string-value="" calcext:value-type="error">
            <text:p>#VALUE!</text:p>
          </table:table-cell>
          <table:table-cell table:formula="of:=ASIN((2*PI()*[.C53]-633974*33.8/2*0.000001)/(33.8/2*0.000001*633888))/PI()*180" office:value-type="string" office:string-value="" calcext:value-type="error">
            <text:p>#VALUE!</text:p>
          </table:table-cell>
          <table:table-cell table:formula="of:=ASIN((2*PI()*[.D53]-633974*33.8/3*0.000001)/(33.8/3*0.000001*633888))/PI()*180" office:value-type="string" office:string-value="" calcext:value-type="error">
            <text:p>#VALUE!</text:p>
          </table:table-cell>
          <table:table-cell table:formula="of:=ASIN((2*PI()*[.E53]-633974*33.8/4*0.000001)/(33.8/4*0.000001*633888))/PI()*180" office:value-type="string" office:string-value="" calcext:value-type="error">
            <text:p>#VALUE!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 style:data-style-name="N2" text:time-value="09:22:31.4124710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1T08:47:37.160478659</meta:creation-date>
    <dc:date>2015-07-31T17:16:07.890506075</dc:date>
    <meta:editing-duration>PT31M59S</meta:editing-duration>
    <meta:editing-cycles>3</meta:editing-cycles>
    <meta:generator>LibreOffice/4.2.8.2$Linux_x86 LibreOffice_project/420m0$Build-2</meta:generator>
    <meta:document-statistic meta:table-count="1" meta:cell-count="357" meta:object-count="0"/>
  </office:meta>
</office:document-meta>
</file>